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d263e" officeooo:paragraph-rsid="000d263e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eceae" officeooo:paragraph-rsid="000ecea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officeooo:rsid="00130aaa" officeooo:paragraph-rsid="00130aa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130aaa" officeooo:paragraph-rsid="00130aa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officeooo:rsid="00130aaa" officeooo:paragraph-rsid="0026a4d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142409" officeooo:paragraph-rsid="00142409" style:font-weight-asian="normal" style:font-weight-complex="normal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Times New Roman" officeooo:rsid="000d263e" officeooo:paragraph-rsid="000d263e"/>
    </style:style>
    <style:style style:name="T1" style:family="text">
      <style:text-properties officeooo:rsid="000ff18e"/>
    </style:style>
    <style:style style:name="T2" style:family="text">
      <style:text-properties officeooo:rsid="0011aaf3"/>
    </style:style>
    <style:style style:name="T3" style:family="text">
      <style:text-properties officeooo:rsid="001490ef"/>
    </style:style>
    <style:style style:name="T4" style:family="text">
      <style:text-properties officeooo:rsid="001a338e"/>
    </style:style>
    <style:style style:name="T5" style:family="text">
      <style:text-properties officeooo:rsid="002027a5"/>
    </style:style>
    <style:style style:name="T6" style:family="text">
      <style:text-properties officeooo:rsid="00209553"/>
    </style:style>
    <style:style style:name="T7" style:family="text">
      <style:text-properties officeooo:rsid="0021d595"/>
    </style:style>
    <style:style style:name="T8" style:family="text">
      <style:text-properties officeooo:rsid="0023ef1b"/>
    </style:style>
    <style:style style:name="T9" style:family="text">
      <style:text-properties officeooo:rsid="002619eb"/>
    </style:style>
    <style:style style:name="T10" style:family="text">
      <style:text-properties officeooo:rsid="0026a0a8"/>
    </style:style>
    <style:style style:name="T11" style:family="text">
      <style:text-properties officeooo:rsid="0026a4db"/>
    </style:style>
    <style:style style:name="T12" style:family="text">
      <style:text-properties officeooo:rsid="002753d9"/>
    </style:style>
    <style:style style:name="T13" style:family="text">
      <style:text-properties officeooo:rsid="00276a09"/>
    </style:style>
    <style:style style:name="T14" style:family="text">
      <style:text-properties officeooo:rsid="0027d670"/>
    </style:style>
    <style:style style:name="T15" style:family="text">
      <style:text-properties officeooo:rsid="00291e8a"/>
    </style:style>
    <style:style style:name="T16" style:family="text">
      <style:text-properties officeooo:rsid="002a40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<text:span text:style-name="T1">Eduardo Augusto Ribeiro dos Santos</text:span><text:tab/><text:tab/><text:tab/><text:tab/>Data: <text:span text:style-name="T1">08/04/2022</text:span><text:line-break/>Professor: <text:span text:style-name="T1">Ms. Vinícius Silveira Magnus</text:span><text:tab/><text:tab/><text:tab/><text:tab/>Semestre: <text:span text:style-name="T1">2022/1</text:span></text:p>
      <text:p text:style-name="P7">Disciplina: <text:span text:style-name="T1">Introdução ao Desenvolvimento W</text:span><text:span text:style-name="T2">eb</text:span></text:p>
      <text:p text:style-name="P1"/>
      <text:p text:style-name="P2">Atividade Semipresencial 2</text:p>
      <text:p text:style-name="P2"/>
      <text:p text:style-name="P2"/>
      <text:p text:style-name="P2"/>
      <text:p text:style-name="P3">Algumas das tags que podem “substituir” as Tables no HTML5 são</text:p>
      <text:p text:style-name="P4"><text:tab/>&lt;<text:span text:style-name="T5">div</text:span>&gt;&lt;/<text:span text:style-name="T5">div</text:span>&gt; - <text:span text:style-name="T8">As divs servem como divisórias, ou quebras, em certas seções da página, separadas em classes ou ids. Assemelham-se a tabelas uma vez acompanhadas de </text:span><text:span text:style-name="T9">formatações</text:span><text:span text:style-name="T8"> realizadas no CSS e linkadas ao arquivo .html, </text:span><text:span text:style-name="T10">como alterações de cor de fundo, largura, altura, etc.</text:span><text:span text:style-name="T8">.</text:span></text:p>
      <text:p text:style-name="P4"/>
      <text:p text:style-name="P5"><text:tab/>&lt;<text:span text:style-name="T5">header</text:span>&gt;&lt;/<text:span text:style-name="T5">header</text:span>&gt; - <text:span text:style-name="T10">A tag header </text:span><text:span text:style-name="T11">serve como cabeçalho da página, mas também pode conter informações como nav, listas, links, etc. De certa forma, funciona como a tag &lt;th&gt;, table Header.</text:span></text:p>
      <text:p text:style-name="P5"><text:span text:style-name="T11"><text:s/></text:span></text:p>
      <text:p text:style-name="P4"><text:tab/>&lt;<text:span text:style-name="T6">nav</text:span>&gt;&lt;/<text:span text:style-name="T6">nav</text:span>&gt; - <text:span text:style-name="T11">A tag nav possui os links de navegação, dentro e fora do site, geralmente organizado em forma de menu, semelhante as linhas de conteúdo de uma tabela.</text:span></text:p>
      <text:p text:style-name="P4"/>
      <text:p text:style-name="P4"><text:tab/>&lt;<text:span text:style-name="T6">aside</text:span>&gt;&lt;/<text:span text:style-name="T6">aside</text:span>&gt; - <text:span text:style-name="T11">A tag aside </text:span><text:span text:style-name="T12">serve como um conteúdo que fica “ao lado” (aside) do principal, mas ainda presente para leitura na página, como se fosse uma coluna lateral de uma tabela que compreende a página inteira.</text:span></text:p>
      <text:p text:style-name="P4"/>
      <text:p text:style-name="P4"><text:tab/>&lt;<text:span text:style-name="T12">main</text:span>&gt;&lt;/<text:span text:style-name="T12">main</text:span>&gt; - <text:span text:style-name="T12">Enquanto a tag aside designa os textos laterais, a tag main é responsável pelo texto “principal” do corpo de uma página, costumeiramente, ao centro desta, como uma coluna de tabela.</text:span></text:p>
      <text:p text:style-name="P4"/>
      <text:p text:style-name="P4"><text:tab/>&lt;<text:span text:style-name="T6">footer</text:span>&gt;&lt;/<text:span text:style-name="T6">footer</text:span>&gt; - <text:span text:style-name="T12">A tag footer é o oposto da header; enquanto aquela é o cabeçalho, esta é o rodapé da página, e geralmente não contém tanto quanto a header, geralmente com informações legais ou nav, e enquanto não necessariamente igual, aproxima-se de uma <text:s/>tag &lt;td&gt;.</text:span></text:p>
      <text:p text:style-name="P4"/>
      <text:p text:style-name="P4"><text:tab/>&lt;<text:span text:style-name="T6">summary</text:span>&gt;&lt;/<text:span text:style-name="T6">summary</text:span>&gt; - <text:span text:style-name="T12">A tag summary gera um sumário ou índice para a página, geralmente contendo nav ou apenas textos e listas, como uma tabela </text:span><text:span text:style-name="T13">de</text:span><text:span text:style-name="T12"> apenas uma coluna.</text:span></text:p>
      <text:p text:style-name="P4"/>
      <text:p text:style-name="P4"><text:tab/>&lt;<text:span text:style-name="T6">section</text:span>&gt;&lt;/<text:span text:style-name="T6">section</text:span>&gt; - <text:span text:style-name="T14">A tag section cria uma seção dentro da página, mais comumente em algum texto geralmente dentro da &lt;article&gt;. Embora parecidas, a &lt;div&gt; é responsável por um “bloco” de conteúdo, enquanto a &lt;section&gt; é responsável por apenas um grupo de texto. </text:span><text:span text:style-name="T15">Como a &lt;div&gt;, pode ser utilizada para representar as linhas de uma tabela.</text:span></text:p>
      <text:p text:style-name="P4"/>
      <text:p text:style-name="P4"><text:tab/>&lt;<text:span text:style-name="T6">article</text:span>&gt;&lt;/<text:span text:style-name="T6">article</text:span>&gt; - <text:span text:style-name="T15">A tag article corresponde a um trecho de texto que pode ser encontrado e compreendido independentemente do restante da página, como a transcrição de um vídeo, por exemplo, ou uma menção de alguma fonte externa, pode ser organizado como a tag &lt;aside&gt;, dando a aparência de tabela.</text:span></text:p>
      <text:p text:style-name="P4"/>
      <text:p text:style-name="P4"><text:tab/>&lt;<text:span text:style-name="T7">border</text:span>&gt;&lt;/<text:span text:style-name="T7">border</text:span>&gt; - <text:span text:style-name="T15">A tag border cria uma borda em torno do conteúdo especificado, </text:span><text:span text:style-name="T16">e com alguma formatação do CSS, possui inúmeros estilos. Rudimentarmente, pode ser utilizada em uma &lt;div&gt; de conteúdos específicos para criar um estilo semelhante a uma tabel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9T12:22:46.647000000</dc:date>
    <meta:editing-duration>PT1H14M38S</meta:editing-duration>
    <meta:editing-cycles>2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5" meta:word-count="423" meta:character-count="2636" meta:non-whitespace-character-count="2209"/>
  </office:meta>
</office:document-meta>
</file>